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6000003D4DB98CC73D17018F6.png" manifest:media-type="image/png"/>
  <manifest:file-entry manifest:full-path="Pictures/10000201000003BD00000257F3906077D3BCD2DF.png" manifest:media-type="image/png"/>
  <manifest:file-entry manifest:full-path="Pictures/1000020100000389000003BAE5AD0085F434155D.png" manifest:media-type="image/png"/>
  <manifest:file-entry manifest:full-path="Pictures/1000020100000404000003AE4700634F1F1DE610.png" manifest:media-type="image/png"/>
  <manifest:file-entry manifest:full-path="Pictures/10000201000003BA000003CC6888223E48809331.png" manifest:media-type="image/png"/>
  <manifest:file-entry manifest:full-path="Pictures/10000201000004CD000003155DBEDC1C387596DC.png" manifest:media-type="image/png"/>
  <manifest:file-entry manifest:full-path="Pictures/10000201000003BB000003D5193BC576526B3200.png" manifest:media-type="image/png"/>
  <manifest:file-entry manifest:full-path="Pictures/10000201000003BE000003BCCA212B535649CFEF.png" manifest:media-type="image/png"/>
  <manifest:file-entry manifest:full-path="Pictures/10000201000003C0000003D7AA48DC2388396D82.png" manifest:media-type="image/png"/>
  <manifest:file-entry manifest:full-path="Pictures/10000201000003BC00000349BCB5D44B0226B036.png" manifest:media-type="image/png"/>
  <manifest:file-entry manifest:full-path="Pictures/10000201000003BF000003D65AD5E40E52278A24.png" manifest:media-type="image/png"/>
  <manifest:file-entry manifest:full-path="Pictures/10000201000003BE000003D905793ECB9707C966.png" manifest:media-type="image/png"/>
  <manifest:file-entry manifest:full-path="Pictures/10000201000003BA000002114AFAB5175FA9EF34.png" manifest:media-type="image/png"/>
  <manifest:file-entry manifest:full-path="Pictures/100002010000054F000003AD2DC173B82790B62F.png" manifest:media-type="image/png"/>
  <manifest:file-entry manifest:full-path="Pictures/10000201000003BF000003D6D54FB341F6F24D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6799in, 0in, 4.74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3.1909in, 0in)" draw:luminance="0%" draw:contrast="0%" draw:red="0%" draw:green="0%" draw:blue="0%" draw:gamma="100%" draw:color-inversion="tru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tru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2126in, 0in)" draw:luminance="0%" draw:contrast="0%" draw:red="0%" draw:green="0%" draw:blue="0%" draw:gamma="100%" draw:color-inversion="tru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tru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3.2472in, 0in)" draw:luminance="0%" draw:contrast="0%" draw:red="0%" draw:green="0%" draw:blue="0%" draw:gamma="100%" draw:color-inversion="tru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5.png" text:anchor-type="as-char" svg:width="4.4965in" svg:height="2.1811in" draw:z-index="0"><draw:image xlink:href="Pictures/10000201000003BE000003D905793ECB9707C966.png" xlink:type="simple" xlink:show="embed" xlink:actuate="onLoad" loext:mime-type="image/png"/></draw:frame></text:p>
      <text:p text:style-name="Standard"><draw:frame draw:style-name="fr2" draw:name="image10.png" text:anchor-type="as-char" svg:width="2.798in" svg:height="1.9709in" draw:z-index="1"><draw:image xlink:href="Pictures/10000201000003C0000003D7AA48DC2388396D82.png" xlink:type="simple" xlink:show="embed" xlink:actuate="onLoad" loext:mime-type="image/png"/></draw:frame><draw:frame draw:style-name="fr3" draw:name="image8.png" text:anchor-type="as-char" svg:y="-1.6535in" svg:width="2.8945in" svg:height="1.6016in" draw:z-index="2"><draw:image xlink:href="Pictures/10000201000003BA000002114AFAB5175FA9EF34.png" xlink:type="simple" xlink:show="embed" xlink:actuate="onLoad" loext:mime-type="image/png"/></draw:frame></text:p>
      <text:p text:style-name="Standard"><draw:frame draw:style-name="fr4" draw:name="image23.png" text:anchor-type="as-char" svg:width="2.3972in" svg:height="2.1618in" draw:z-index="3"><draw:image xlink:href="Pictures/10000201000003BF000003D65AD5E40E52278A24.png" xlink:type="simple" xlink:show="embed" xlink:actuate="onLoad" loext:mime-type="image/png"/></draw:frame><draw:frame draw:style-name="fr5" draw:name="image12.png" text:anchor-type="as-char" svg:width="5.0835in" svg:height="5.202in" draw:z-index="4"><draw:image xlink:href="Pictures/10000201000003BF000003D6D54FB341F6F24D37.png" xlink:type="simple" xlink:show="embed" xlink:actuate="onLoad" loext:mime-type="image/png"/></draw:frame></text:p>
      <text:p text:style-name="Standard"><draw:frame draw:style-name="fr5" draw:name="image9.png" text:anchor-type="as-char" svg:width="5.0339in" svg:height="4.4264in" draw:z-index="5"><draw:image xlink:href="Pictures/10000201000003BC00000349BCB5D44B0226B036.png" xlink:type="simple" xlink:show="embed" xlink:actuate="onLoad" loext:mime-type="image/png"/></draw:frame></text:p>
      <text:p text:style-name="Standard"><draw:frame draw:style-name="fr6" draw:name="image11.png" text:anchor-type="as-char" svg:width="4.8244in" svg:height="3.2457in" draw:z-index="6"><draw:image xlink:href="Pictures/10000201000003BE000003BCCA212B535649CFEF.png" xlink:type="simple" xlink:show="embed" xlink:actuate="onLoad" loext:mime-type="image/png"/></draw:frame></text:p>
      <text:p text:style-name="Standard"><draw:frame draw:style-name="fr5" draw:name="image22.png" text:anchor-type="as-char" svg:width="6.2709in" svg:height="4.3472in" draw:z-index="7"><draw:image xlink:href="Pictures/100002010000054F000003AD2DC173B82790B62F.png" xlink:type="simple" xlink:show="embed" xlink:actuate="onLoad" loext:mime-type="image/png"/></draw:frame></text:p>
      <text:p text:style-name="Standard"><draw:frame draw:style-name="fr5" draw:name="image14.png" text:anchor-type="as-char" svg:width="4.9189in" svg:height="5.0575in" draw:z-index="8"><draw:image xlink:href="Pictures/10000201000003BB000003D5193BC576526B3200.png" xlink:type="simple" xlink:show="embed" xlink:actuate="onLoad" loext:mime-type="image/png"/></draw:frame></text:p>
      <text:p text:style-name="Standard"><draw:frame draw:style-name="fr5" draw:name="image16.png" text:anchor-type="as-char" svg:width="6.2709in" svg:height="6.389in" draw:z-index="9"><draw:image xlink:href="Pictures/10000201000003BA000003CC6888223E48809331.png" xlink:type="simple" xlink:show="embed" xlink:actuate="onLoad" loext:mime-type="image/png"/></draw:frame></text:p>
      <text:p text:style-name="Standard"><draw:frame draw:style-name="fr5" draw:name="image17.png" text:anchor-type="as-char" svg:width="5.3453in" svg:height="4.9016in" draw:z-index="10"><draw:image xlink:href="Pictures/1000020100000404000003AE4700634F1F1DE610.png" xlink:type="simple" xlink:show="embed" xlink:actuate="onLoad" loext:mime-type="image/png"/></draw:frame></text:p>
      <text:p text:style-name="Standard"><draw:frame draw:style-name="fr5" draw:name="image21.png" text:anchor-type="as-char" svg:width="5.061in" svg:height="5.339in" draw:z-index="11"><draw:image xlink:href="Pictures/1000020100000389000003BAE5AD0085F434155D.png" xlink:type="simple" xlink:show="embed" xlink:actuate="onLoad" loext:mime-type="image/png"/></draw:frame></text:p>
      <text:p text:style-name="Standard"><draw:frame draw:style-name="fr5" draw:name="image18.png" text:anchor-type="as-char" svg:width="6.2709in" svg:height="3.9307in" draw:z-index="12"><draw:image xlink:href="Pictures/10000201000003BD00000257F3906077D3BCD2DF.png" xlink:type="simple" xlink:show="embed" xlink:actuate="onLoad" loext:mime-type="image/png"/></draw:frame></text:p>
      <text:p text:style-name="Standard"><draw:frame draw:style-name="fr5" draw:name="image20.png" text:anchor-type="as-char" svg:width="6.2709in" svg:height="6.5835in" draw:z-index="13"><draw:image xlink:href="Pictures/10000201000003A6000003D4DB98CC73D17018F6.png" xlink:type="simple" xlink:show="embed" xlink:actuate="onLoad" loext:mime-type="image/png"/></draw:frame></text:p>
      <text:p text:style-name="Standard"><draw:frame draw:style-name="fr5" draw:name="image19.png" text:anchor-type="as-char" svg:width="6.2709in" svg:height="4.028in" draw:z-index="14"><draw:image xlink:href="Pictures/10000201000004CD000003155DBEDC1C387596DC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1:05:55.726212088</meta:creation-date>
    <dc:date>2019-04-19T15:56:05.274720732</dc:date>
    <meta:editing-duration>P3DT19M44S</meta:editing-duration>
    <meta:editing-cycles>2</meta:editing-cycles>
    <meta:generator>LibreOffice/6.1.5.2$Linux_X86_64 LibreOffice_project/10$Build-2</meta:generator>
    <meta:document-statistic meta:table-count="0" meta:image-count="15" meta:object-count="0" meta:page-count="1" meta:paragraph-count="13" meta:word-count="0" meta:character-count="0" meta:non-whitespace-character-count="0"/>
  </office:meta>
</office:document-meta>
</file>